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" style:family="graphic" style:parent-style-name="standard">
      <style:graphic-properties draw:marker-start="Arrow" draw:marker-end="Arrow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6.479cm"/>
    </style:style>
    <style:style style:name="gr9" style:family="graphic" style:parent-style-name="standard">
      <style:graphic-properties draw:marker-start="Arrow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6" style:family="graphic" style:parent-style-name="objectwithoutfill">
      <style:graphic-properties draw:marker-end="Arrow_20_concave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9" style:family="graphic" style:parent-style-name="standard">
      <style:graphic-properties draw:stroke="none" svg:stroke-color="#000000" draw:fill="none" draw:fill-color="#ffffff" fo:min-height="1.527cm"/>
    </style:style>
    <style:style style:name="gr20" style:family="graphic" style:parent-style-name="standard" style:list-style-name="L2">
      <style:graphic-properties draw:stroke="none" svg:stroke-color="#000000" draw:fill="none" draw:fill-color="#ffffff" fo:min-height="1.909cm"/>
    </style:style>
    <style:style style:name="gr21" style:family="graphic" style:parent-style-name="standard" style:list-style-name="L2">
      <style:graphic-properties draw:stroke="none" svg:stroke-color="#000000" draw:fill="none" draw:fill-color="#ffffff" fo:min-height="1.781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family="'Helvetica CY'" style:font-style-name="Oblique" style:font-pitch="variable" fo:font-size="10pt" style:font-size-asian="10pt" style:font-size-complex="10pt"/>
    </style:style>
    <style:style style:name="P9" style:family="paragraph">
      <style:paragraph-properties fo:margin-top="0.409cm" fo:margin-bottom="0.409cm" fo:text-align="center"/>
      <style:text-properties fo:font-family="'Helvetica CY'" style:font-style-name="Oblique" style:font-pitch="variable" fo:font-size="10pt" style:font-size-asian="10pt" style:font-size-complex="10pt"/>
    </style:style>
    <style:style style:name="P10" style:family="paragraph">
      <style:paragraph-properties fo:margin-top="0cm" fo:margin-bottom="0cm" fo:text-align="start"/>
      <style:text-properties fo:font-family="'Helvetica CY'" style:font-style-name="Oblique" style:font-pitch="variable" fo:font-size="10pt" style:font-size-asian="10pt" style:font-size-complex="10pt"/>
    </style:style>
    <style:style style:name="P11" style:family="paragraph">
      <style:paragraph-properties fo:margin-top="0.102cm" fo:margin-bottom="0.102cm" fo:text-align="start"/>
      <style:text-properties fo:font-family="'Helvetica CY'" style:font-style-name="Oblique" style:font-pitch="variable" fo:font-size="10pt" style:font-size-asian="10pt" style:font-size-complex="10pt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paragraph-properties fo:margin-top="0.102cm" fo:margin-bottom="0.102cm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'Helvetica CY'" style:font-style-name="Oblique" style:font-pitch="variable" fo:font-size="10pt" style:font-size-asian="10pt" style:font-size-complex="10pt"/>
    </style:style>
    <style:style style:name="T9" style:family="text">
      <style:text-properties fo:font-family="'Helvetica CY'" style:font-style-name="Oblique" style:font-pitch="variable"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4.826cm" svg:x="1cm" svg:y="17.256cm">
          <text:p/>
        </draw:rect>
        <draw:rect draw:style-name="gr1" draw:text-style-name="P1" draw:layer="layout" svg:width="19.578cm" svg:height="8.763cm" draw:transform="skewX (-0.0013962634015952) translate (1cm 7.585cm)">
          <text:p/>
        </draw:rect>
        <draw:rect draw:style-name="gr1" draw:text-style-name="P1" draw:layer="layout" svg:width="19.59cm" svg:height="4.064cm" svg:x="1cm" svg:y="2.651cm">
          <text:p/>
        </draw:rect>
        <draw:frame draw:style-name="gr2" draw:text-style-name="P2" draw:layer="layout" svg:width="3.017cm" svg:height="0.889cm" svg:x="28.336cm" svg:y="30.845cm">
          <draw:text-box>
            <text:p><text:span text:style-name="T1">Scenario Edit</text:span></text:p>
          </draw:text-box>
        </draw:frame>
        <draw:custom-shape draw:style-name="gr3" draw:text-style-name="P3" xml:id="id7" draw:id="id7" draw:layer="layout" svg:width="5.193cm" svg:height="1.327cm" svg:x="6.11cm" svg:y="3.056cm">
          <text:p text:style-name="P3"><text:span text:style-name="T2">Get all analysis elements </text:span></text:p>
          <text:p text:style-name="P3"><text:span text:style-name="T2">for a scenario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429cm" svg:height="1.651cm" svg:x="4.713cm" svg:y="13.954cm">
          <text:p text:style-name="P3"><text:span text:style-name="T2">Display default </text:span><text:span text:style-name="T2"><text:line-break/></text:span><text:span text:style-name="T2">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958cm" svg:height="0.721cm" svg:x="6.661cm" svg:y="6.81cm">
          <draw:text-box>
            <text:p text:style-name="P4"><text:span text:style-name="T3">cube ID</text:span></text:p>
          </draw:text-box>
        </draw:frame>
        <draw:custom-shape draw:style-name="gr4" draw:text-style-name="P3" xml:id="id2" draw:id="id2" draw:layer="layout" svg:width="3.642cm" svg:height="1.201cm" svg:x="4.605cm" svg:y="17.951cm">
          <text:p text:style-name="P3"><text:span text:style-name="T2">Get all dimensions</text:span></text:p>
          <text:p text:style-name="P3"><text:span text:style-name="T2">for a cube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" draw:id="id3" draw:layer="layout" svg:width="3.881cm" svg:height="1.339cm" svg:x="4.485cm" svg:y="20.295cm">
          <text:p text:style-name="P3"><text:span text:style-name="T2">Get members for all</text:span><text:span text:style-name="T2"><text:line-break/></text:span><text:span text:style-name="T2">dimensions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4.193cm" svg:height="1.524cm" svg:x="8.874cm" svg:y="1cm">
          <draw:text-box>
            <text:p text:style-name="P5"><text:span text:style-name="T4">project ID</text:span></text:p>
            <text:p text:style-name="P5"><text:span text:style-name="T4">scenario ID</text:span></text:p>
            <text:p text:style-name="P5"><text:span text:style-name="T4">analysis element ID</text:span></text:p>
          </draw:text-box>
        </draw:frame>
        <draw:frame draw:style-name="gr2" draw:text-style-name="P6" draw:layer="layout" svg:width="2.449cm" svg:height="0.889cm" svg:x="0.98cm" svg:y="2.832cm">
          <draw:text-box>
            <text:p text:style-name="P6"><text:span text:style-name="T5">Scenario</text:span></text:p>
          </draw:text-box>
        </draw:frame>
        <draw:frame draw:style-name="gr7" draw:text-style-name="P6" draw:layer="layout" svg:width="3.791cm" svg:height="0.802cm" svg:x="1.199cm" svg:y="7.617cm">
          <draw:text-box>
            <text:p text:style-name="P6"><text:span text:style-name="T5">Analysis Views</text:span></text:p>
          </draw:text-box>
        </draw:frame>
        <draw:frame draw:style-name="gr8" draw:text-style-name="P6" draw:layer="layout" svg:width="2.835cm" svg:height="0.802cm" svg:x="1.213cm" svg:y="17.51cm">
          <draw:text-box>
            <text:p text:style-name="P6"><text:span text:style-name="T5">Meta-Data</text:span></text:p>
          </draw:text-box>
        </draw:frame>
        <draw:custom-shape draw:style-name="gr9" draw:text-style-name="P3" xml:id="id8" draw:id="id8" draw:layer="layout" svg:width="5.207cm" svg:height="1.181cm" svg:x="6.11cm" svg:y="5.069cm">
          <text:p text:style-name="P3"><text:span text:style-name="T2">Get cube ID for selected </text:span><text:span text:style-name="T2"><text:line-break/></text:span><text:span text:style-name="T2">analysis ele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11" draw:id="id11" draw:layer="layout" svg:width="3.937cm" svg:height="1.165cm" svg:x="6.745cm" svg:y="8.217cm">
          <text:p text:style-name="P3"><text:span text:style-name="T2">Get all views </text:span><text:span text:style-name="T2"><text:line-break/></text:span><text:span text:style-name="T2">for a cube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9" draw:id="id9" draw:layer="layout" svg:width="2.667cm" svg:height="1.651cm" svg:x="8.97cm" svg:y="10.887cm">
          <text:p text:style-name="P3"><text:span text:style-name="T2">Create default </text:span></text:p>
          <text:p text:style-name="P3"><text:span text:style-name="T2">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2.651cm" svg:height="2.346cm" svg:x="5.099cm" svg:y="10.55cm">
          <text:p text:style-name="P3"><text:span text:style-name="T2">Are</text:span><text:span text:style-name="T2"><text:line-break/></text:span><text:span text:style-name="T2">there </text:span><text:span text:style-name="T2"><text:line-break/></text:span><text:span text:style-name="T2">view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draw:line-skew="-0.007cm" svg:x1="9.57cm" svg:y1="9.382cm" svg:x2="6.425cm" svg:y2="10.55cm" draw:end-shape="id1" draw:end-glue-point="4" svg:d="M9570 9382v327h-3145v841">
          <text:p/>
        </draw:connector>
        <draw:frame draw:style-name="gr11" draw:text-style-name="P7" draw:layer="layout" svg:width="0.891cm" svg:height="0.645cm" svg:x="8.042cm" svg:y="10.781cm">
          <draw:text-box>
            <text:p><text:span text:style-name="T6">no</text:span></text:p>
          </draw:text-box>
        </draw:frame>
        <draw:frame draw:style-name="gr12" draw:text-style-name="P7" draw:layer="layout" svg:width="1.048cm" svg:height="0.762cm" svg:x="6.596cm" svg:y="12.838cm">
          <draw:text-box>
            <text:p><text:span text:style-name="T6">yes</text:span></text:p>
          </draw:text-box>
        </draw:frame>
        <draw:connector draw:style-name="gr10" draw:text-style-name="P1" draw:layer="layout" svg:x1="6.426cm" svg:y1="19.152cm" svg:x2="6.426cm" svg:y2="20.295cm" draw:start-shape="id2" draw:start-glue-point="6" draw:end-shape="id3" draw:end-glue-point="4" svg:d="M6426 19152v1143">
          <text:p/>
        </draw:connector>
        <draw:line draw:style-name="gr13" draw:text-style-name="P1" draw:layer="layout" svg:x1="28.94cm" svg:y1="25.638cm" svg:x2="31.988cm" svg:y2="22.082cm">
          <text:p/>
        </draw:line>
        <draw:frame draw:style-name="gr14" draw:layer="layout" svg:width="4.064cm" svg:height="0.645cm" draw:transform="rotate (0.859051057831447) translate (28.98cm 24.643cm)">
          <draw:text-box>
            <text:p><text:span text:style-name="T6">Gets data from</text:span></text:p>
          </draw:text-box>
        </draw:frame>
        <draw:frame draw:style-name="gr7" draw:layer="layout" svg:width="5.768cm" svg:height="1.746cm" svg:x="1.034cm" svg:y="0.932cm">
          <draw:text-box>
            <text:p><text:span text:style-name="T7">Pivot Table &amp; Builder</text:span><text:line-break/><text:span text:style-name="T1">API flow</text:span><text:span text:style-name="T1"><text:line-break/></text:span><text:span text:style-name="T6">Version 2.0</text:span></text:p>
          </draw:text-box>
        </draw:frame>
        <draw:rect draw:style-name="gr1" draw:text-style-name="P1" draw:layer="layout" svg:width="19.59cm" svg:height="2.286cm" svg:x="1cm" svg:y="23.098cm">
          <text:p/>
        </draw:rect>
        <draw:frame draw:style-name="gr7" draw:layer="layout" svg:width="1.598cm" svg:height="0.802cm" svg:x="1.159cm" svg:y="23.141cm">
          <draw:text-box>
            <text:p text:style-name="P6"><text:span text:style-name="T5">Pivot</text:span></text:p>
          </draw:text-box>
        </draw:frame>
        <draw:custom-shape draw:style-name="gr4" draw:text-style-name="P3" xml:id="id4" draw:id="id4" draw:layer="layout" svg:width="4.188cm" svg:height="1.224cm" svg:x="4.327cm" svg:y="23.71cm">
          <text:p text:style-name="P3"><text:span text:style-name="T2">Get pivot from analysis </text:span></text:p>
          <text:p text:style-name="P3"><text:span text:style-name="T2">element id and view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5" draw:layer="layout" svg:width="2.056cm" svg:height="1.039cm" svg:x="6.577cm" svg:y="22.061cm">
          <draw:text-box>
            <text:p text:style-name="P5"><text:span text:style-name="T4">cube ID</text:span></text:p>
            <text:p text:style-name="P5"><text:span text:style-name="T4">view ID</text:span></text:p>
          </draw:text-box>
        </draw:frame>
        <draw:connector draw:style-name="gr10" draw:text-style-name="P1" draw:layer="layout" svg:x1="6.421cm" svg:y1="24.934cm" svg:x2="9.636cm" svg:y2="26.337cm" draw:start-shape="id4" draw:start-glue-point="6" draw:end-shape="id5" draw:end-glue-point="5" svg:d="M6421 24934v1403h3215">
          <text:p/>
        </draw:connector>
        <draw:custom-shape draw:style-name="gr4" draw:text-style-name="P8" xml:id="id6" draw:id="id6" draw:layer="layout" svg:width="8cm" svg:height="0.922cm" svg:x="12.048cm" svg:y="4.291cm">
          <text:p text:style-name="P8"><text:span text:style-name="T8">GET: v1/scenario/{scenarioId}/analysis-elemen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0" draw:text-style-name="P1" draw:layer="layout" svg:x1="16.048cm" svg:y1="4.291cm" svg:x2="11.303cm" svg:y2="3.72cm" draw:start-shape="id6" draw:start-glue-point="4" draw:end-shape="id7" draw:end-glue-point="7" svg:d="M16048 4291v-571h-4745">
          <text:p/>
        </draw:connector>
        <draw:connector draw:style-name="gr10" draw:text-style-name="P1" draw:layer="layout" svg:x1="16.048cm" svg:y1="5.213cm" svg:x2="11.317cm" svg:y2="5.66cm" draw:start-shape="id6" draw:start-glue-point="6" draw:end-shape="id8" draw:end-glue-point="7" svg:d="M16048 5213v447h-4731">
          <text:p/>
        </draw:connector>
        <draw:custom-shape draw:style-name="gr4" draw:text-style-name="P8" draw:layer="layout" svg:width="7.62cm" svg:height="0.889cm" svg:x="12.684cm" svg:y="8.358cm">
          <text:p text:style-name="P8"><text:span text:style-name="T8">GET: /v1/cube/{cubeId}/analysis-vie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draw:layer="layout" svg:width="7.312cm" svg:height="0.997cm" svg:x="12.811cm" svg:y="14.408cm">
          <text:p text:style-name="P8"><text:span text:style-name="T8">GET: /v1/cube/{cubeId}/analysis-view/{viewId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draw:layer="layout" svg:width="7.112cm" svg:height="0.889cm" svg:x="12.884cm" svg:y="11.36cm">
          <text:p text:style-name="P8"><text:span text:style-name="T8">POST: /v1/cube/{cubeId}/analysis-vie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svg:x1="7.75cm" svg:y1="11.723cm" svg:x2="8.97cm" svg:y2="11.713cm" draw:start-shape="id1" draw:start-glue-point="7" draw:end-shape="id9" draw:end-glue-point="5" svg:d="M7750 11723h610v-10h610">
          <text:p/>
        </draw:connector>
        <draw:connector draw:style-name="gr10" draw:text-style-name="P1" draw:layer="layout" svg:x1="6.425cm" svg:y1="12.896cm" svg:x2="6.428cm" svg:y2="13.954cm" draw:start-shape="id1" draw:start-glue-point="6" draw:end-shape="id10" draw:end-glue-point="4" svg:d="M6425 12896v529h3v529">
          <text:p/>
        </draw:connector>
        <draw:custom-shape draw:style-name="gr4" draw:text-style-name="P8" draw:layer="layout" svg:width="6.223cm" svg:height="0.641cm" svg:x="9.452cm" svg:y="18.385cm">
          <text:p text:style-name="P8"><text:span text:style-name="T8">GET: /v1/model/cube/{cubeId}/me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9" draw:layer="layout" svg:width="9.906cm" svg:height="1.143cm" svg:x="9.382cm" svg:y="20.431cm">
          <text:p text:style-name="P9"><text:span text:style-name="T9">GET: /v1/model/cube/{cubeId}/dimension/{dimensionId}/hierarchy/</text:span><text:span text:style-name="T9"><text:line-break/></text:span><text:span text:style-name="T9">{hierarchyId}/level/{levelId}/members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4" draw:text-style-name="P8" draw:layer="layout" svg:width="10.668cm" svg:height="0.889cm" svg:x="8.914cm" svg:y="23.866cm">
          <text:p text:style-name="P8"><text:span text:style-name="T8">GET: /v1/pivot/analysis-element/{elementId}/analysis-view/{viewId}/slic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xml:id="id5" draw:id="id5" draw:layer="layout" svg:width="2.54cm" svg:height="1.143cm" svg:x="9.636cm" svg:y="25.765cm">
          <text:p text:style-name="P1"><text:span text:style-name="T6">Scenario Edi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1" draw:layer="layout" svg:x1="8.707cm" svg:y1="4.383cm" svg:x2="8.714cm" svg:y2="5.069cm" draw:start-shape="id7" draw:start-glue-point="6" draw:end-shape="id8" draw:end-glue-point="4" svg:d="M8707 4383v343h7v343">
          <text:p/>
        </draw:connector>
        <draw:frame draw:style-name="gr5" draw:text-style-name="P4" draw:layer="layout" svg:width="1.958cm" svg:height="0.721cm" svg:x="6.457cm" svg:y="16.421cm">
          <draw:text-box>
            <text:p text:style-name="P4"><text:span text:style-name="T3">cube ID</text:span></text:p>
          </draw:text-box>
        </draw:frame>
        <draw:frame draw:style-name="gr17" draw:text-style-name="P5" draw:layer="layout" svg:width="1.658cm" svg:height="0.645cm" svg:x="4.662cm" svg:y="12.826cm">
          <draw:text-box>
            <text:p text:style-name="P5"><text:span text:style-name="T4">view ID</text:span></text:p>
          </draw:text-box>
        </draw:frame>
        <draw:connector draw:style-name="gr10" draw:text-style-name="P1" draw:layer="layout" svg:x1="6.428cm" svg:y1="15.605cm" svg:x2="6.426cm" svg:y2="17.951cm" draw:start-shape="id10" draw:start-glue-point="6" draw:end-shape="id2" draw:end-glue-point="4" svg:d="M6428 15605v1173h-2v1173">
          <text:p/>
        </draw:connector>
        <draw:connector draw:style-name="gr10" draw:text-style-name="P1" draw:layer="layout" svg:x1="6.426cm" svg:y1="21.634cm" svg:x2="6.421cm" svg:y2="23.71cm" draw:start-shape="id3" draw:start-glue-point="6" draw:end-shape="id4" svg:d="M6426 21634v1038h-5v1038">
          <text:p/>
        </draw:connector>
        <draw:connector draw:style-name="gr10" draw:text-style-name="P1" draw:layer="layout" svg:x1="8.714cm" svg:y1="6.25cm" svg:x2="8.714cm" svg:y2="8.217cm" draw:start-shape="id8" draw:start-glue-point="6" draw:end-shape="id11" draw:end-glue-point="4" svg:d="M8714 6250v1967">
          <text:p/>
        </draw:connector>
        <draw:frame draw:style-name="gr18" draw:text-style-name="P11" draw:layer="layout" svg:width="2.54cm" svg:height="1.27cm" svg:x="6.504cm" svg:y="19.119cm">
          <draw:text-box>
            <text:p text:style-name="P10"><text:span text:style-name="T9">dimensionId</text:span></text:p>
            <text:p text:style-name="P10"><text:span text:style-name="T9">hierarchyId</text:span></text:p>
            <text:p text:style-name="P10"><text:span text:style-name="T9">levelId</text:span></text:p>
          </draw:text-box>
        </draw:frame>
        <draw:line draw:style-name="gr10" draw:text-style-name="P1" draw:layer="layout" svg:x1="8.693cm" svg:y1="1cm" svg:x2="8.693cm" svg:y2="3.032cm">
          <text:p/>
        </draw:line>
        <draw:connector draw:style-name="gr10" draw:text-style-name="P1" draw:layer="layout" svg:x1="10.304cm" svg:y1="12.538cm" svg:x2="8.142cm" svg:y2="14.78cm" draw:start-shape="id9" draw:start-glue-point="6" draw:end-shape="id10" draw:end-glue-point="7" svg:d="M10304 12538v2242h-2162">
          <text:p/>
        </draw:connector>
        <draw:frame draw:style-name="gr19" draw:text-style-name="P12" draw:layer="layout" svg:width="4.899cm" svg:height="1.777cm" svg:x="1.054cm" svg:y="3.621cm">
          <draw:text-box>
            <text:list text:style-name="L1">
              <text:list-item>
                <text:p text:style-name="P12"><text:span text:style-name="T10">Populates cube drop down</text:span></text:p>
              </text:list-item>
              <text:list-item>
                <text:p text:style-name="P13"><text:span text:style-name="T10">Populates analysis element</text:span></text:p>
              </text:list-item>
            </text:list>
          </draw:text-box>
        </draw:frame>
        <draw:frame draw:style-name="gr20" draw:text-style-name="P12" draw:layer="layout" svg:width="4.318cm" svg:height="2.693cm" svg:x="1.127cm" svg:y="8.439cm">
          <draw:text-box>
            <text:list text:style-name="L2">
              <text:list-item>
                <text:p text:style-name="P13"><text:span text:style-name="T10">Populates columns, rows and filters</text:span></text:p>
              </text:list-item>
              <text:list-item>
                <text:p text:style-name="P13"><text:span text:style-name="T10">Populates recent views </text:span></text:p>
              </text:list-item>
              <text:list-item>
                <text:p text:style-name="P12"><text:span text:style-name="T10">Loads default view</text:span></text:p>
              </text:list-item>
              <text:list-item>
                <text:p text:style-name="P13"><text:span text:style-name="T10">Creates new view</text:span></text:p>
              </text:list-item>
            </text:list>
          </draw:text-box>
        </draw:frame>
        <draw:frame draw:style-name="gr21" draw:text-style-name="P12" draw:layer="layout" svg:width="3.456cm" svg:height="2.031cm" svg:x="1.227cm" svg:y="18.172cm">
          <draw:text-box>
            <text:list text:style-name="L2">
              <text:list-item>
                <text:p text:style-name="P12"><text:span text:style-name="T10">Get all possible values for rows, columns and filters</text:span></text:p>
              </text:list-item>
            </text:list>
          </draw:text-box>
        </draw:frame>
        <draw:frame draw:style-name="gr22" draw:text-style-name="P12" draw:layer="layout" svg:width="2.667cm" svg:height="1.27cm" svg:x="1.119cm" svg:y="23.762cm">
          <draw:text-box>
            <text:list text:style-name="L2">
              <text:list-item>
                <text:p text:style-name="P12"><text:span text:style-name="T10">Populates pivot tabl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1-20T16:00:11</meta:creation-date>
    <dc:date>2015-01-21T16:04:54</dc:date>
    <dc:creator>Mark Gable</dc:creator>
    <meta:editing-duration>PT23H49M2S</meta:editing-duration>
    <meta:editing-cycles>24</meta:editing-cycles>
    <meta:generator>OpenOffice/4.1.1$Unix OpenOffice.org_project/411m6$Build-9775</meta:generator>
    <meta:printed-by>Mark Gable</meta:printed-by>
    <meta:print-date>2015-01-21T15:47:09</meta:print-date>
    <meta:document-statistic meta:object-count="54"/>
  </office:meta>
</office:document-meta>
</file>